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ystem" style:font-pitch="variable"/>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fo:font-weight="bold" officeooo:rsid="000ab6a0" officeooo:paragraph-rsid="000ab6a0" style:font-name-asian="Calibri" style:font-weight-asian="bold" style:font-size-complex="12pt" style:font-weight-complex="bold"/>
    </style:style>
    <style:style style:name="P2" style:family="paragraph" style:parent-style-name="Standard">
      <style:paragraph-properties fo:margin-top="0in" fo:margin-bottom="0in" style:contextual-spacing="false" fo:line-height="100%" fo:text-align="center" style:justify-single-word="false"/>
      <style:text-properties fo:font-weight="bold" officeooo:rsid="00594e2c" officeooo:paragraph-rsid="00594e2c" style:font-name-asian="Calibri" style:font-weight-asian="bold" style:font-size-complex="12pt" style:font-weight-complex="bold"/>
    </style:style>
    <style:style style:name="P3" style:family="paragraph" style:parent-style-name="Standard">
      <style:paragraph-properties fo:margin-top="0in" fo:margin-bottom="0in" style:contextual-spacing="false" fo:line-height="100%" fo:text-align="center" style:justify-single-word="false"/>
      <style:text-properties officeooo:paragraph-rsid="000ab6a0"/>
    </style:style>
    <style:style style:name="P4" style:family="paragraph" style:parent-style-name="Standard">
      <style:paragraph-properties fo:margin-top="0in" fo:margin-bottom="0in" style:contextual-spacing="false" fo:line-height="100%" fo:text-align="center" style:justify-single-word="false"/>
      <style:text-properties officeooo:paragraph-rsid="000ab6a0" style:font-name-asian="Calibri" style:font-size-complex="12pt"/>
    </style:style>
    <style:style style:name="P5" style:family="paragraph" style:parent-style-name="Standard">
      <style:paragraph-properties fo:margin-top="0in" fo:margin-bottom="0in" style:contextual-spacing="false" fo:line-height="100%" fo:text-align="center" style:justify-single-word="false"/>
      <style:text-properties officeooo:rsid="00594e2c" officeooo:paragraph-rsid="00594e2c"/>
    </style:style>
    <style:style style:name="P6" style:family="paragraph" style:parent-style-name="Standard">
      <style:paragraph-properties fo:margin-top="0in" fo:margin-bottom="0in" style:contextual-spacing="false" fo:line-height="100%" fo:text-align="center" style:justify-single-word="false"/>
      <style:text-properties officeooo:rsid="000ab6a0" officeooo:paragraph-rsid="000ab6a0"/>
    </style:style>
    <style:style style:name="P7" style:family="paragraph" style:parent-style-name="Standard">
      <style:paragraph-properties fo:margin-top="0in" fo:margin-bottom="0in" style:contextual-spacing="false" fo:line-height="100%" fo:text-align="center" style:justify-single-word="false"/>
      <style:text-properties officeooo:rsid="00594e2c" officeooo:paragraph-rsid="00594e2c" style:font-name-asian="Calibri" style:font-size-complex="12pt"/>
    </style:style>
    <style:style style:name="P8" style:family="paragraph" style:parent-style-name="Standard">
      <style:paragraph-properties fo:margin-top="0in" fo:margin-bottom="0in" style:contextual-spacing="false" fo:line-height="100%" fo:text-align="center" style:justify-single-word="false"/>
      <style:text-properties officeooo:rsid="000ab6a0" officeooo:paragraph-rsid="0047ad1b" style:font-name-asian="Calibri" style:font-size-complex="12pt"/>
    </style:style>
    <style:style style:name="P9" style:family="paragraph" style:parent-style-name="Heading_20_1">
      <style:paragraph-properties fo:break-before="page"/>
      <style:text-properties style:font-name="FreeSerif" officeooo:rsid="0059b7a2" officeooo:paragraph-rsid="0059b7a2"/>
    </style:style>
    <style:style style:name="P10" style:family="paragraph" style:parent-style-name="Standard">
      <style:text-properties style:font-name="FreeSerif" officeooo:paragraph-rsid="0059b7a2"/>
    </style:style>
    <style:style style:name="P11" style:family="paragraph" style:parent-style-name="Heading_20_1">
      <style:text-properties officeooo:paragraph-rsid="0059b7a2"/>
    </style:style>
    <style:style style:name="P12" style:family="paragraph" style:parent-style-name="Heading_20_1">
      <style:text-properties style:font-name="FreeSerif" officeooo:paragraph-rsid="0059b7a2"/>
    </style:style>
    <style:style style:name="P13" style:family="paragraph" style:parent-style-name="Text_20_body">
      <style:paragraph-properties fo:line-height="100%" fo:text-align="justify" style:justify-single-word="false"/>
      <style:text-properties style:font-name="FreeSerif" officeooo:rsid="00594e2c" officeooo:paragraph-rsid="0059b7a2"/>
    </style:style>
    <style:style style:name="T1" style:family="text">
      <style:text-properties fo:font-weight="bold" style:font-name-asian="Calibri" style:font-weight-asian="bold" style:font-size-complex="12pt" style:font-weight-complex="bold"/>
    </style:style>
    <style:style style:name="T2" style:family="text">
      <style:text-properties style:font-name-asian="Calibri" style:font-size-complex="12pt"/>
    </style:style>
    <style:style style:name="T3" style:family="text">
      <style:text-properties officeooo:rsid="000ab6a0" style:font-name-asian="Calibri" style:font-size-complex="12pt"/>
    </style:style>
    <style:style style:name="T4" style:family="text">
      <style:text-properties officeooo:rsid="00594e2c" style:font-name-asian="Calibri" style:font-size-complex="12pt"/>
    </style:style>
    <style:style style:name="T5" style:family="text">
      <style:text-properties fo:font-family="Calibri" style:font-family-generic="swiss" style:font-pitch="variable" fo:font-size="11pt" style:font-name-asian="Calibri" style:font-size-asian="11pt"/>
    </style:style>
    <style:style style:name="T6" style:family="text">
      <style:text-properties officeooo:rsid="00594e2c"/>
    </style:style>
    <style:style style:name="T7" style:family="text">
      <style:text-properties officeooo:rsid="0047ad1b"/>
    </style:style>
    <style:style style:name="T8" style:family="text">
      <style:text-properties officeooo:rsid="00238555"/>
    </style:style>
    <style:style style:name="T9" style:family="text">
      <style:text-properties style:font-name="FreeSerif"/>
    </style:style>
    <style:style style:name="T10" style:family="text">
      <style:text-properties style:font-name="FreeSerif" officeooo:rsid="00594e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Ludovic Potvin</text:p>
      <text:p text:style-name="P2" loext:marker-style-name="T1">Louis Seranne</text:p>
      <text:p text:style-name="P3" loext:marker-style-name="T2"><text:span text:style-name="T2">Baccalauréat en </text:span><text:span text:style-name="T3">informatique</text:span></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5" loext:marker-style-name="T2"><text:span text:style-name="T1">Mini-projet</text:span></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6" loext:marker-style-name="T2"><text:span text:style-name="T2">Laboratoire</text:span></text:p>
      <text:p text:style-name="P3" loext:marker-style-name="T2"><text:span text:style-name="T2">présentée à</text:span></text:p>
      <text:p text:style-name="P3" loext:marker-style-name="T2"><text:span text:style-name="T2">HN Doukaga</text:span></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3" loext:marker-style-name="T2"><text:span text:style-name="T2">Dans le cadre du cours</text:span></text:p>
      <text:p text:style-name="P3" loext:marker-style-name="T2"><text:span text:style-name="T2">8</text:span><text:span text:style-name="T4">PRO408</text:span><text:span text:style-name="T2"> – Outils de programmation pour la science des données</text:span></text:p>
      <text:p text:style-name="P7"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3" loext:marker-style-name="T2"><text:span text:style-name="T2">Département </text:span><text:span text:style-name="T3">informatique</text:span></text:p>
      <text:p text:style-name="P3" loext:marker-style-name="T2"><text:span text:style-name="T2">Université du Québec à Chicoutimi</text:span></text:p>
      <text:p text:style-name="P8" loext:marker-style-name="T5"><text:span text:style-name="T6">10</text:span><text:span text:style-name="T7"> d</text:span><text:span text:style-name="T8">é</text:span><text:span text:style-name="T7">cembre</text:span> 2025</text:p>
      <text:h text:style-name="P9" text:outline-level="1">Introduction</text:h>
      <text:p text:style-name="P10">Pour ce projet, nous avons choisi de faire l’analyse du catalogue Netflix. Le but du projet est de trouver des corrélations entre les genres, les dates de sortie et les types de contenus.</text:p>
      <text:h text:style-name="P11" text:outline-level="1"><text:span text:style-name="Strong_20_Emphasis"><text:span text:style-name="T9">Observation</text:span></text:span></text:h>
      <text:p text:style-name="P10">Il est intéressant de constater la montée fulgurante de popularité de Netflix et de voir comment cela a eu une influence sur la taille de son catalogue. Il était aussi intéressant d’observer les époques en comparaison avec les genres des contenus. Cette observation permettait de mieux comprendre comment le type classique est choisi pour les contenus et les époques plus populaires pour certains genres.</text:p>
      <text:h text:style-name="P11" text:outline-level="1"><text:span text:style-name="Strong_20_Emphasis"><text:span text:style-name="T9">Problématique rencontrée</text:span></text:span></text:h>
      <text:p text:style-name="P10">Tout d’abord, la donnée contient beaucoup de null et de données erronées. Cela rend difficile l’extrapolation de certaines informations, car elles sont tout simplement manquantes pour beaucoup d’entre elles. D’un autre côté, il a été difficile de tirer des conclusions intéressantes de ce jeu de données, car il mettait l’accent sur le contenu de Netflix plutôt que sur les habitudes de ses utilisateurs. Avec plus d’informations sur les habitudes des utilisateurs, nous aurions pu plus facilement tirer des conclusions intéressantes, comme par exemple les intérêts par tranche d’âge.</text:p>
      <text:h text:style-name="P12" text:outline-level="1">Pour aller plus loin</text:h>
      <text:p text:style-name="P13">Pour aller plus loin, il serait intéressant de récupérer un deuxième jeu de données sur les habitudes des utilisateurs de Netflix. Cette information nous permettrait, par exemple, de comparer la popularité des genres avec leur proportion dans le catalogue. Peut-être que les utilisateurs de Netflix sont très fans d’un genre qui n’est pas très présent sur la plateforme, et cette information serait bénéfique pour Netflix, qui pourrait chercher à agrandir son catalogue dans le genre cible.</text:p>
      <text:h text:style-name="P12" text:outline-level="1">Conclusion</text:h>
      <text:p text:style-name="P13"><text:span text:style-name="T10">En conclusion, on peut constater qu’il est tout de même possible de faire plusieurs observations intéressantes à l’aide du jeu de données du catalogue de Netflix, comme par exemple la popularité des genres dans le temps. La suite logique de cette analyse est l’analyse des habitudes des utilisateurs. Finalement, il serait aussi peut-être intéressant de comparer le catalogue de Netflix à celui de certains de ses concurrents, comme par exemple Prime Vide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ystem" style:font-pitch="variable"/>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en" fo:country="US" style:letter-kerning="true" style:font-name-asian="FreeSans2"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2"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1" fo:font-family="FreeSans" style:font-family-generic="swiss" style:font-pitch="variable" fo:font-size="14pt" style:font-name-asian="FreeSans2" style:font-family-asian="Free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FreeMono" fo:font-family="FreeMono" style:font-family-generic="modern" style:font-pitch="fixed" style:font-name-asian="FreeMono" style:font-family-asian="FreeMono"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1T13:33:50.491823253</meta:creation-date>
    <dc:date>2025-12-07T19:05:04.911805596</dc:date>
    <meta:editing-duration>PT6H25M28S</meta:editing-duration>
    <meta:editing-cycles>17</meta:editing-cycles>
    <meta:generator>LibreOffice/25.2.7.2$Linux_X86_64 LibreOffice_project/520$Build-2</meta:generator>
    <meta:print-date>2025-11-29T15:48:28.934810085</meta:print-date>
    <meta:printed-by>PDF files</meta:printed-by>
    <meta:document-statistic meta:table-count="0" meta:image-count="0" meta:object-count="0" meta:page-count="2" meta:paragraph-count="22" meta:word-count="379" meta:character-count="2453" meta:non-whitespace-character-count="2095"/>
  </office:meta>
</office:document-meta>
</file>